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When I wake up in the morning, a lot of times I feel pretty good until reality catches up with me. <text:s/>There's that one glorious moment when you first wake up, when you don't know anything, but then you stretch and it all comes back to you. <text:s/>The things you thought of while you were falling asleep turn over beside you and the whole ugly affair of your life smiles expectantly like you're about to offer to make breakfast. <text:s/>That's the first thing I've got to shake in the morning. <text:s/>I like to hand those thoughts its coat and hurry it out the door so I can get on with my day, forget about it until the night comes again.</text:p>
      <text:p text:style-name="Standard"><text:span text:style-name="T1"><text:tab/>But sometimes you just can't. <text:s/>I wander over to my computer, and I pretend like I don't know what I'm looking for but of course I do and I find it. <text:s/>The videos, they're public for chrissake. <text:s/>I don't know how I got there, but she looked just like her. <text:s/>Not her, the adult, the one with the dried up dreams and all that. <text:s/>Her, the fifteen year old that still held the whole world in her clasped hands. <text:s/>That's what I was thinking 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2T20:10:45</meta:creation-date>
    <dc:date>2009-07-26T14:10:23</dc:date>
    <meta:editing-duration>PT09H20M41S</meta:editing-duration>
    <meta:editing-cycles>54</meta:editing-cycles>
    <meta:generator>NeoOffice/3.0$Unix OpenOffice.org_project/Patch 5</meta:generator>
    <meta:document-statistic meta:table-count="0" meta:image-count="0" meta:object-count="0" meta:page-count="1" meta:paragraph-count="2" meta:word-count="205" meta:character-count="1051"/>
    <meta:user-defined meta:name="Info 1"/>
    <meta:user-defined meta:name="Info 2"/>
    <meta:user-defined meta:name="Info 3"/>
    <meta:user-defined meta:name="Info 4"/>
  </office:meta>
</office:document-meta>
</file>